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2c7d" officeooo:paragraph-rsid="001f2c7d"/>
    </style:style>
    <style:style style:name="P2" style:family="paragraph" style:parent-style-name="Standard">
      <style:text-properties fo:font-weight="bold" officeooo:rsid="001f2c7d" officeooo:paragraph-rsid="001f2c7d" style:font-weight-asian="bold" style:font-weight-complex="bold"/>
    </style:style>
    <style:style style:name="P3" style:family="paragraph" style:parent-style-name="Standard">
      <style:text-properties fo:font-weight="bold" officeooo:rsid="002031c5" officeooo:paragraph-rsid="002031c5" style:font-weight-asian="bold" style:font-weight-complex="bold"/>
    </style:style>
    <style:style style:name="P4" style:family="paragraph" style:parent-style-name="Standard">
      <style:text-properties fo:font-weight="bold" officeooo:rsid="0021c5b4" officeooo:paragraph-rsid="0021c5b4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bold" officeooo:rsid="002031c5" officeooo:paragraph-rsid="002031c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031c5" style:font-weight-asian="normal" style:font-weight-complex="normal"/>
    </style:style>
    <style:style style:name="T4" style:family="text">
      <style:text-properties fo:font-weight="normal" officeooo:rsid="0021d8b7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 how will we structure this?</text:p>
      <text:p text:style-name="P1"/>
      <text:p text:style-name="P1">Project/</text:p>
      <text:p text:style-name="P1"><text:tab/>Levels/</text:p>
      <text:p text:style-name="P1"><text:tab/><text:tab/>Zone1/</text:p>
      <text:p text:style-name="P1"><text:tab/><text:tab/><text:tab/>Tiles.mbtiles</text:p>
      <text:p text:style-name="P1"><text:tab/><text:tab/><text:tab/>Act1.mblvl</text:p>
      <text:p text:style-name="P1"><text:tab/><text:tab/>Zone2/</text:p>
      <text:p text:style-name="P1"><text:tab/><text:tab/><text:tab/>Tiles.mbtiles</text:p>
      <text:p text:style-name="P1"><text:tab/><text:tab/><text:tab/>Act1.mblvl</text:p>
      <text:p text:style-name="P1"><text:tab/><text:tab/><text:tab/>Act2.mblvl</text:p>
      <text:p text:style-name="P1"><text:tab/>Pkg/</text:p>
      <text:p text:style-name="P1"><text:tab/><text:tab/>defaultitems.mbitm</text:p>
      <text:p text:style-name="P1"><text:tab/><text:tab/>springs.mbitm</text:p>
      <text:p text:style-name="P1"><text:tab/><text:tab/>enemies.mbitm</text:p>
      <text:p text:style-name="P1"><text:tab/>Project.mbproj</text:p>
      <text:p text:style-name="P1"/>
      <text:p text:style-name="P1">file types: (all ASCII)</text:p>
      <text:p text:style-name="P1"><text:span text:style-name="T1">mbtiles </text:span>– defines a particular tile set, including the image names, masks (if applicable), and scanning parameters</text:p>
      <text:p text:style-name="P2">mblvl<text:span text:style-name="T2"> – defines a particular level design, including tile layout and item types/locations. Requires relevant mbtiles and mbitm files to be in the proper places</text:span></text:p>
      <text:p text:style-name="P2">mbitm<text:span text:style-name="T2"> – defines in-game items. Generally used as expansion packs. Contains JavaScript code defining the item’s behaviors as well as mapping information for MBS</text:span></text:p>
      <text:p text:style-name="P2">mbproj<text:span text:style-name="T2"> – the main project file contains references to all the relevant files, as well as Zone order, backgrounds, and other important info for the final game</text:span></text:p>
      <text:p text:style-name="P5">mblev</text:p>
      <text:p text:style-name="P3"><text:span text:style-name="T2"/></text:p>
      <text:p text:style-name="P4"><text:span text:style-name="T2">TILESET: Tiles.mbtiles</text:span></text:p>
      <text:p text:style-name="P3"><text:span text:style-name="T2">TILES:</text:span></text:p>
      <text:p text:style-name="P3"><text:span text:style-name="T2">1,2,3,4,5,6</text:span></text:p>
      <text:p text:style-name="P3"><text:span text:style-name="T2">7,1,2,4,6,8</text:span></text:p>
      <text:p text:style-name="P3"><text:span text:style-name="T2">ITEMS:</text:span></text:p>
      <text:p text:style-name="P3"><text:span text:style-name="T2">spring(1,2,3)</text:span></text:p>
      <text:p text:style-name="P3"><text:span text:style-name="T2">enemy(1,2,3)</text:span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5T17:18:54.213000000</meta:creation-date>
    <dc:date>2020-05-05T18:58:06.702000000</dc:date>
    <meta:editing-duration>PT1H29M1S</meta:editing-duration>
    <meta:editing-cycles>3</meta:editing-cycles>
    <meta:generator>LibreOffice/6.4.2.2$Windows_X86_64 LibreOffice_project/4e471d8c02c9c90f512f7f9ead8875b57fcb1ec3</meta:generator>
    <meta:document-statistic meta:table-count="0" meta:image-count="0" meta:object-count="0" meta:page-count="2" meta:paragraph-count="28" meta:word-count="122" meta:character-count="901" meta:non-whitespace-character-count="775"/>
  </office:meta>
</office:document-meta>
</file>